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tang" svg:font-family="Batang, 바탕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weight="bold" style:language-asian="ko" style:country-asian="KR" style:font-weight-asian="bold"/>
    </style:style>
    <style:style style:name="P4" style:family="paragraph" style:parent-style-name="Standard">
      <style:text-properties fo:font-weight="bold" style:language-asian="ko" style:country-asian="KR" style:font-weight-asian="bold" style:font-weight-complex="bold"/>
    </style:style>
    <style:style style:name="P5" style:family="paragraph" style:parent-style-name="Standard">
      <style:text-properties style:language-asian="ko" style:country-asian="KR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language-asian="ko" style:country-asian="KR"/>
    </style:style>
    <style:style style:name="P7" style:family="paragraph" style:parent-style-name="Standard">
      <style:paragraph-properties fo:margin-left="0in" fo:margin-right="0in" fo:text-indent="0.5in" style:auto-text-indent="false"/>
      <style:text-properties style:language-asian="ko" style:country-asian="KR"/>
    </style:style>
    <style:style style:name="P8" style:family="paragraph" style:parent-style-name="Standard">
      <style:text-properties fo:font-weight="normal" officeooo:rsid="000bbb88" officeooo:paragraph-rsid="000bbb88" style:language-asian="ko" style:country-asian="KR" style:font-weight-asian="normal" style:font-weight-complex="normal"/>
    </style:style>
    <style:style style:name="P9" style:family="paragraph" style:parent-style-name="Standard">
      <style:text-properties fo:font-weight="normal" officeooo:rsid="000e06d6" officeooo:paragraph-rsid="000e06d6" style:language-asian="ko" style:country-asian="KR" style:font-weight-asian="normal" style:font-weight-complex="normal"/>
    </style:style>
    <style:style style:name="P10" style:family="paragraph" style:parent-style-name="Standard">
      <style:text-properties style:language-asian="ko" style:country-asian="KR"/>
    </style:style>
    <style:style style:name="P11" style:family="paragraph" style:parent-style-name="Standard">
      <style:paragraph-properties fo:margin-left="0in" fo:margin-right="0in" fo:text-indent="0.5in" style:auto-text-indent="false"/>
      <style:text-properties style:language-asian="ko" style:country-asian="K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language-asian="ko" style:country-asian="KR" style:font-weight-asian="bold"/>
    </style:style>
    <style:style style:name="T4" style:family="text">
      <style:text-properties fo:font-weight="bold" style:language-asian="ko" style:country-asian="KR" style:font-weight-asian="bold" style:font-weight-complex="bold"/>
    </style:style>
    <style:style style:name="T5" style:family="text">
      <style:text-properties style:language-asian="ko" style:country-asian="KR"/>
    </style:style>
    <style:style style:name="T6" style:family="text">
      <style:text-properties officeooo:rsid="000bded2"/>
    </style:style>
    <style:style style:name="T7" style:family="text">
      <style:text-properties officeooo:rsid="000ceea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f81fd" style:font-style-asian="normal" style:font-style-complex="normal"/>
    </style:style>
    <style:style style:name="T11" style:family="text">
      <style:text-properties officeooo:rsid="0012d1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SC</text:span><text:span text:style-name="T3">310 Programming Languages </text:span></text:p>
      <text:p text:style-name="P3"/>
      <text:p text:style-name="Standard"><text:span text:style-name="T1">Homework </text:span><text:span text:style-name="T3">4</text:span><text:span text:style-name="T1"> (Due: Monday, March 25, 2024)</text:span></text:p>
      <text:p text:style-name="P2"/>
      <text:p text:style-name="P5">Answer following questions:</text:p>
      <text:p text:style-name="P6"/>
      <text:p text:style-name="Standard"><text:span text:style-name="T5">1.</text:span><text:span text:style-name="T3"> Exercises 3.14</text:span><text:span text:style-name="T5"> (p171) (Make sure to do for both </text:span><text:span text:style-name="T4">static scoping</text:span><text:span text:style-name="T5"> and </text:span><text:span text:style-name="T3">dynamic scoping</text:span><text:span text:style-name="T5">)</text:span></text:p>
      <text:p text:style-name="P5"/>
      <text:p text:style-name="P4">3.14 Consider the following pseudo-code:</text:p>
      <text:p text:style-name="P4"/>
      <text:p text:style-name="P5">x : integer – – global</text:p>
      <text:p text:style-name="P5">procedure set_x(n : integer)</text:p>
      <text:p text:style-name="P7">x := n</text:p>
      <text:p text:style-name="P5">procedure print_x()</text:p>
      <text:p text:style-name="P7">write_integer(x)</text:p>
      <text:p text:style-name="P5">procedure first()</text:p>
      <text:p text:style-name="P7">set_x(1)</text:p>
      <text:p text:style-name="P7">print_x()</text:p>
      <text:p text:style-name="P5">procedure second()</text:p>
      <text:p text:style-name="P7">x : integer</text:p>
      <text:p text:style-name="P7">set_x(2)</text:p>
      <text:p text:style-name="P7">print_x()</text:p>
      <text:p text:style-name="P5">set_x(0)</text:p>
      <text:p text:style-name="P5">first()</text:p>
      <text:p text:style-name="P5">print_x()</text:p>
      <text:p text:style-name="P5">second()</text:p>
      <text:p text:style-name="P5">print_x()</text:p>
      <text:p text:style-name="P5"/>
      <text:p text:style-name="P4">What does this program print if the language uses static scoping? What does it print with dynamic scoping? Why?</text:p>
      <text:p text:style-name="P4"/>
      <text:p text:style-name="P8">Static Scoping:</text:p>
      <text:p text:style-name="P8"><text:tab/>global x:<text:tab/>0 → 1 → (print #1) → (print #2) → 2 → (print #3) → (print #4)</text:p>
      <text:p text:style-name="P8"><text:tab/>second() x:<text:tab/><text:span text:style-name="T6">(never assigned a value)</text:span></text:p>
      <text:p text:style-name="P8"/>
      <text:p text:style-name="P8">Dynamic Scoping:</text:p>
      <text:p text:style-name="P8"><text:tab/>global x:<text:tab/>0 → 1 → (print #1) → <text:span text:style-name="T6">(print #2) → (print #</text:span><text:span text:style-name="T7">4</text:span><text:span text:style-name="T6">)</text:span></text:p>
      <text:p text:style-name="P8"><text:tab/>second() x:<text:tab/><text:span text:style-name="T6">2 → (print #3)</text:span></text:p>
      <text:p text:style-name="P8"/>
      <text:p text:style-name="P9">If the program uses static scoping, then it will print “<text:span text:style-name="T2">1, 1, 2, 2</text:span>”. However, if the program uses dynamic scoping, then it will print “<text:span text:style-name="T2">1, 1, 2, 1</text:span>”. This is because for static scoping, the program will always check where a variable was declared using the static structure of the program text, which can be determined during compile time. <text:span text:style-name="T11">F</text:span>or dynamic scoping, the program will always check where a variable was declared using the order in which procedures were called, with recent called procedures being checked first for their variable declarations.</text:p>
      <text:p text:style-name="P9"><text:soft-page-break/></text:p>
      <text:p text:style-name="P9">So in this instance, with static scoping the function call `set_x(2)` in `procedure second` actually refers to the globally defined `x`, because of where the `set_x(n)` procedure was <text:span text:style-name="T8">defined</text:span><text:span text:style-name="T9">. This is in contrast to dynamic scoping, in which the function call to </text:span><text:span text:style-name="T10">`set_x(n)` in `procedure second` actually refers to the `x` defined in procedure `second`, because that is the most recently called definition of `x`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tang" svg:font-family="Batang, 바탕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Batang" style:font-family-asian="Batang, 바탕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SC253 Information Technology Systems</dc:title>
    <dc:subject/>
    <meta:keyword/>
    <meta:initial-creator>shim</meta:initial-creator>
    <meta:creation-date>2012-03-21T15:37:00</meta:creation-date>
    <dc:date>2024-03-24T23:01:17.480878744</dc:date>
    <meta:print-date>2008-01-22T09:24:00</meta:print-date>
    <meta:editing-cycles>28</meta:editing-cycles>
    <meta:editing-duration>PT1H42M34S</meta:editing-duration>
    <meta:generator>LibreOffice/7.3.7.2$Linux_X86_64 LibreOffice_project/30$Build-2</meta:generator>
    <meta:document-statistic meta:table-count="0" meta:image-count="0" meta:object-count="0" meta:page-count="2" meta:paragraph-count="31" meta:word-count="288" meta:character-count="1728" meta:non-whitespace-character-count="1464"/>
  </office:meta>
</office:document-meta>
</file>